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officeooo:rsid="000bba98" officeooo:paragraph-rsid="000bba98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officeooo:rsid="000bba98" officeooo:paragraph-rsid="000bba98"/>
    </style:style>
    <style:style style:name="P3" style:family="paragraph" style:parent-style-name="Standard">
      <style:text-properties style:font-name="Calibri Light" officeooo:rsid="000bba98" officeooo:paragraph-rsid="000c0c68"/>
    </style:style>
    <style:style style:name="P4" style:family="paragraph" style:parent-style-name="Standard">
      <style:paragraph-properties fo:text-align="center" style:justify-single-word="false"/>
      <style:text-properties style:font-name="Calibri Light" fo:font-weight="bold" officeooo:rsid="000bba98" officeooo:paragraph-rsid="000bba98" style:font-weight-asian="bold" style:font-weight-complex="bold"/>
    </style:style>
    <style:style style:name="P5" style:family="paragraph" style:parent-style-name="Standard">
      <style:text-properties style:font-name="Calibri Light" fo:font-weight="bold" officeooo:rsid="000bba98" officeooo:paragraph-rsid="000bba98" style:font-weight-asian="bold" style:font-weight-complex="bold"/>
    </style:style>
    <style:style style:name="P6" style:family="paragraph" style:parent-style-name="Standard">
      <style:text-properties fo:color="#666666" loext:opacity="100%" style:font-name="Calibri Light" fo:font-weight="normal" officeooo:rsid="000bba98" officeooo:paragraph-rsid="000bba98" style:font-weight-asian="normal" style:font-weight-complex="normal"/>
    </style:style>
    <style:style style:name="P7" style:family="paragraph" style:parent-style-name="Standard">
      <style:text-properties fo:color="#000000" loext:opacity="100%" style:font-name="Calibri Light" fo:font-weight="normal" officeooo:rsid="000bba98" officeooo:paragraph-rsid="000f471a" style:font-weight-asian="normal" style:font-weight-complex="normal"/>
    </style:style>
    <style:style style:name="P8" style:family="paragraph" style:parent-style-name="Standard">
      <style:text-properties officeooo:paragraph-rsid="000bba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00da" style:font-weight-asian="bold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officeooo:rsid="000c0c68"/>
    </style:style>
    <style:style style:name="T5" style:family="text">
      <style:text-properties officeooo:rsid="000d00da"/>
    </style:style>
    <style:style style:name="T6" style:family="text">
      <style:text-properties style:font-name="Calibri Light" fo:font-weight="bold" officeooo:rsid="000bba98" style:font-weight-asian="bold" style:font-weight-complex="bold"/>
    </style:style>
    <style:style style:name="T7" style:family="text">
      <style:text-properties style:font-name="Calibri Light" officeooo:rsid="000bba98"/>
    </style:style>
    <style:style style:name="T8" style:family="text">
      <style:text-properties style:font-name="Calibri Light" officeooo:rsid="0010904e"/>
    </style:style>
    <style:style style:name="T9" style:family="text">
      <style:text-properties style:font-name="Calibri Light" officeooo:rsid="0011ede6"/>
    </style:style>
    <style:style style:name="T10" style:family="text">
      <style:text-properties officeooo:rsid="00119a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sultas SQL</text:p>
      <text:p text:style-name="P1"/>
      <text:p text:style-name="P1">Realiza las siguientes consultas SQL propuestas a la base de datos Netflix.</text:p>
      <text:p text:style-name="P1"/>
      <text:p text:style-name="P2"><text:span text:style-name="T3">CREATE DATABASE IF NOT EXISTS Netflix;<text:line-break/>USE Netflix;<text:line-break/><text:line-break/>CREATE TABLE IF NOT EXISTS Peliculas(<text:line-break/><text:tab/>ID int primary key,<text:line-break/> <text:s text:c="3"/>Nombre VARCHAR(30),<text:line-break/> <text:s text:c="3"/>Duracion INT,<text:line-break/> <text:s text:c="3"/>Director VARCHAR(20),<text:line-break/> <text:s text:c="3"/>Genero ENUM ('acción', 'drama', 'comedia'),<text:line-break/> <text:s text:c="3"/>Nota FLOAT<text:line-break/>);<text:line-break/><text:line-break/>CREATE TABLE IF NOT EXISTS Reparto(<text:line-break/><text:tab/>DNI VARCHAR(9) primary key,<text:line-break/> <text:s text:c="3"/>Nombre VARCHAR(30),<text:line-break/> <text:s text:c="3"/>Apellido VARCHAR(30),<text:line-break/> <text:s text:c="3"/>Fecha_nac DATE<text:line-break/>);<text:line-break/><text:line-break/>ALTER TABLE Peliculas ADD COLUMN Protagonista VARCHAR(9), <text:line-break/>ADD CONSTRAINT `FK_PROTAGONISTA` <text:line-break/>FOREIGN KEY (Protagonista) <text:line-break/>REFERENCES Reparto(DNI);<text:line-break/><text:line-break/>INSERT INTO Reparto (DNI, Nombre, Apellido, Fecha_nac) VALUES<text:line-break/>("1234", "Will", "Smith", "1985-12-13"),<text:line-break/>("1357", "Salma", "Hayek", "1976-02-11"),<text:line-break/>("1222", "George", "Clooney", "2000-02-23"),<text:line-break/>("1265", "Adam", "Sandler", "1980-12-13"),<text:line-break/>("1212", "Nemo", " ", "1985-01-07");<text:line-break/><text:line-break/><text:line-break/>INSERT INTO Peliculas (ID, Nombre, Duracion, Director, Genero, Nota, Protagonista) VALUES<text:line-break/>(1, 'Bright', 120, 'Fernando', 'acción', 3.1, "1234"),<text:line-break/>(2, 'Frida', 100, 'Daniel', 'drama', 7.6, "1357"),<text:line-break/>(3, 'Los dos papas', 160, 'Adrián', 'comedia', 8.3, "1222"),<text:line-break/>(4, 'Animales nocturnos', 185, 'Tomás', 'drama', 9.5, "1357"),<text:line-break/>(5, 'Oceans Eleven', 150, 'Nuria', 'acción', 3.5, "1222"),<text:line-break/>(6, 'Buscando a Nemo', 120, 'Jon', 'comedia', 2.1, "1212"),<text:line-break/>(7, 'El Hoyo', 110, 'Ivan', 'acción', 9.9, "1265"),<text:line-break/>(8, 'Diamante en bruto', 140, 'Paola', 'acción', 8.1, "1265");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><text:soft-page-break/><text:span text:style-name="T1">Ejercicio 1.-</text:span> Muestra los DNI y nombres de los actores de reparto junto con el tiempo total de duración de sus peliculas. <text:span text:style-name="T4">Utiliza la función GROUP BY para agrupar los resultados.</text:span></text:p>
      <text:p text:style-name="P3"><text:line-break/><text:span text:style-name="T1">Ejercicio 2.- </text:span>Muestra los DNIs de los actores de reparto junto con las peliculas que hayan rodado.<text:line-break/></text:p>
      <text:p text:style-name="P8"><text:span text:style-name="T6">Ejercicio 3.- </text:span><text:span text:style-name="T7">Muestra el nombre de las peliculas junto con el apellido de su protagonista que hayan realizado películas de acción y hayan </text:span><text:span text:style-name="T9">nacido </text:span><text:span text:style-name="T8">más tarde de 1984.</text:span></text:p>
      <text:p text:style-name="P1"><text:line-break/><text:span text:style-name="T1">Ejercicio 4.- </text:span>Muestra los nombres de las 3 peliculas con mayor puntuación junto con nombre y apellido del protagonista.</text:p>
      <text:p text:style-name="P1"><text:line-break/><text:span text:style-name="T1">Ejercicio 5.- </text:span>Muestra la fecha de nacimiento del actor más joven de la tabla, y la media de las notas de las películas en una tabla que nombre las columnas como JOVEN y MEDIA. </text:p>
      <text:p text:style-name="P1"><text:line-break/><text:span text:style-name="T1">Ejercicio 6.- </text:span>Muestra todos los datos de las películas que coincida que el nombre de la pelicula y el apellido su protagonista tengan el mismo número de caracteres. Haz que en el resultado no se repitan los resultados y muestra todos los datos sin especificar las columnas que se quieren mostrar.</text:p>
      <text:p text:style-name="P1"><text:line-break/><text:span text:style-name="T1">Ejercicio 7.- </text:span>Muestra los nombres y apellidos de todos los actores de la tabla reparto junto al nombre y nota de las peliculas en las que han trabajado. Ordena el resultado en orden alfabético por el nombre de los actores y por la nota de las películas que han rodado (de mayor a menor).</text:p>
      <text:p text:style-name="P6"/>
      <text:p text:style-name="P7"><text:span text:style-name="T1">Ejercicio </text:span><text:span text:style-name="T2">8</text:span><text:span text:style-name="T1">.- </text:span>Muestra los nombres <text:span text:style-name="T5">de los actores junto con </text:span><text:span text:style-name="T10">la nota</text:span><text:span text:style-name="T5"> de la pelicula con mayor puntuación que hayan rodado. </text:span><text:span text:style-name="T4">Utiliza la función GROUP BY para agrupar los resultad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2T14:23:50.004000000</meta:creation-date>
    <dc:date>2024-01-16T11:54:39.703000000</dc:date>
    <meta:editing-duration>PT12M21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11" meta:word-count="447" meta:character-count="2947" meta:non-whitespace-character-count="2459"/>
  </office:meta>
</office:document-meta>
</file>